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092965007" calcext:value-type="float">
            <text:p>1,092965007</text:p>
          </table:table-cell>
          <table:table-cell office:value-type="float" office:value="0.5775786638" calcext:value-type="float">
            <text:p>0,5775786638</text:p>
          </table:table-cell>
          <table:table-cell office:value-type="float" office:value="0.001211446477" calcext:value-type="float">
            <text:p>0,0012114465</text:p>
          </table:table-cell>
          <table:table-cell office:value-type="float" office:value="0.0001637089881" calcext:value-type="float">
            <text:p>0,0001637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47" calcext:value-type="float">
            <text:p>15847</text:p>
          </table:table-cell>
          <table:table-cell office:value-type="float" office:value="1.089234948" calcext:value-type="float">
            <text:p>1,089234948</text:p>
          </table:table-cell>
          <table:table-cell office:value-type="float" office:value="0.5880218744" calcext:value-type="float">
            <text:p>0,5880218744</text:p>
          </table:table-cell>
          <table:table-cell office:value-type="float" office:value="0.002054794459" calcext:value-type="float">
            <text:p>0,0020547945</text:p>
          </table:table-cell>
          <table:table-cell office:value-type="float" office:value="0.00003261578604" calcext:value-type="float">
            <text:p>3,261578604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6001" calcext:value-type="float">
            <text:p>16001</text:p>
          </table:table-cell>
          <table:table-cell office:value-type="float" office:value="1.156764627" calcext:value-type="float">
            <text:p>1,156764627</text:p>
          </table:table-cell>
          <table:table-cell office:value-type="float" office:value="0.5941572189" calcext:value-type="float">
            <text:p>0,5941572189</text:p>
          </table:table-cell>
          <table:table-cell office:value-type="float" office:value="0.00177648582" calcext:value-type="float">
            <text:p>0,0017764858</text:p>
          </table:table-cell>
          <table:table-cell office:value-type="float" office:value="0.00003229974027" calcext:value-type="float">
            <text:p>3,229974027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104" calcext:value-type="float">
            <text:p>16104</text:p>
          </table:table-cell>
          <table:table-cell office:value-type="float" office:value="1.113853455" calcext:value-type="float">
            <text:p>1,113853455</text:p>
          </table:table-cell>
          <table:table-cell office:value-type="float" office:value="0.5948175192" calcext:value-type="float">
            <text:p>0,5948175192</text:p>
          </table:table-cell>
          <table:table-cell office:value-type="float" office:value="0.0007381258183" calcext:value-type="float">
            <text:p>0,0007381258</text:p>
          </table:table-cell>
          <table:table-cell office:value-type="float" office:value="0.00006418485282" calcext:value-type="float">
            <text:p>6,418485282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147" calcext:value-type="float">
            <text:p>16147</text:p>
          </table:table-cell>
          <table:table-cell office:value-type="float" office:value="1.018310785" calcext:value-type="float">
            <text:p>1,018310785</text:p>
          </table:table-cell>
          <table:table-cell office:value-type="float" office:value="0.5959581733" calcext:value-type="float">
            <text:p>0,5959581733</text:p>
          </table:table-cell>
          <table:table-cell office:value-type="float" office:value="0.0003840737336" calcext:value-type="float">
            <text:p>0,0003840737</text:p>
          </table:table-cell>
          <table:table-cell office:value-type="float" office:value="0.00006401228893" calcext:value-type="float">
            <text:p>6,401228893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197" calcext:value-type="float">
            <text:p>16197</text:p>
          </table:table-cell>
          <table:table-cell office:value-type="float" office:value="1.080678582" calcext:value-type="float">
            <text:p>1,080678582</text:p>
          </table:table-cell>
          <table:table-cell office:value-type="float" office:value="0.5963380933" calcext:value-type="float">
            <text:p>0,5963380933</text:p>
          </table:table-cell>
          <table:table-cell office:value-type="float" office:value="0.0008614913095" calcext:value-type="float">
            <text:p>0,0008614913</text:p>
          </table:table-cell>
          <table:table-cell office:value-type="float" office:value="0.00003190708594" calcext:value-type="float">
            <text:p>3,190708594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251" calcext:value-type="float">
            <text:p>16251</text:p>
          </table:table-cell>
          <table:table-cell office:value-type="float" office:value="1.359041572" calcext:value-type="float">
            <text:p>1,359041572</text:p>
          </table:table-cell>
          <table:table-cell office:value-type="float" office:value="0.5939447284" calcext:value-type="float">
            <text:p>0,5939447284</text:p>
          </table:table-cell>
          <table:table-cell office:value-type="float" office:value="0.001621827949" calcext:value-type="float">
            <text:p>0,0016218279</text:p>
          </table:table-cell>
          <table:table-cell office:value-type="float" office:value="0.00003180054773" calcext:value-type="float">
            <text:p>3,180054773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411" calcext:value-type="float">
            <text:p>16411</text:p>
          </table:table-cell>
          <table:table-cell office:value-type="float" office:value="1.022065759" calcext:value-type="float">
            <text:p>1,022065759</text:p>
          </table:table-cell>
          <table:table-cell office:value-type="float" office:value="0.5995898843" calcext:value-type="float">
            <text:p>0,5995898843</text:p>
          </table:table-cell>
          <table:table-cell office:value-type="float" office:value="0.0002518891706" calcext:value-type="float">
            <text:p>0,0002518892</text:p>
          </table:table-cell>
          <table:table-cell office:value-type="float" office:value="0.00003148614633" calcext:value-type="float">
            <text:p>3,148614633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438" calcext:value-type="float">
            <text:p>16438</text:p>
          </table:table-cell>
          <table:table-cell office:value-type="float" office:value="1.12838769" calcext:value-type="float">
            <text:p>1,12838769</text:p>
          </table:table-cell>
          <table:table-cell office:value-type="float" office:value="0.5997560024" calcext:value-type="float">
            <text:p>0,5997560024</text:p>
          </table:table-cell>
          <table:table-cell office:value-type="float" office:value="0.0006915411795" calcext:value-type="float">
            <text:p>0,0006915412</text:p>
          </table:table-cell>
          <table:table-cell office:value-type="float" office:value="0.00003143369031" calcext:value-type="float">
            <text:p>3,143369031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526" calcext:value-type="float">
            <text:p>16526</text:p>
          </table:table-cell>
          <table:table-cell office:value-type="float" office:value="1.26883173" calcext:value-type="float">
            <text:p>1,26883173</text:p>
          </table:table-cell>
          <table:table-cell office:value-type="float" office:value="0.5931234956" calcext:value-type="float">
            <text:p>0,5931234956</text:p>
          </table:table-cell>
          <table:table-cell office:value-type="float" office:value="0.0004064151144" calcext:value-type="float">
            <text:p>0,0004064151</text:p>
          </table:table-cell>
          <table:table-cell office:value-type="float" office:value="0.00003126270167" calcext:value-type="float">
            <text:p>3,126270167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1330134155" calcext:value-type="float">
            <text:p>1,1330134155</text:p>
          </table:table-cell>
          <table:table-cell table:formula="of:=AVERAGE([.D2:.D11])" office:value-type="float" office:value="0.59332856536" calcext:value-type="float">
            <text:p>0,5933285654</text:p>
          </table:table-cell>
          <table:table-cell table:formula="of:=AVERAGE([.E2:.E11])" office:value-type="float" office:value="0.00099980910309" calcext:value-type="float">
            <text:p>0,0009998091</text:p>
          </table:table-cell>
          <table:table-cell table:formula="of:=AVERAGE([.F2:.F11])" office:value-type="float" office:value="0.000051471182814" calcext:value-type="float">
            <text:p>5,1471182814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31T20:59:46.979475519</dc:date>
    <meta:document-statistic meta:table-count="1" meta:cell-count="70" meta:object-count="0"/>
    <meta:generator>LibreOffice/4.1.4.2$Linux_X86_64 LibreOffice_project/410m0$Build-2</meta:generator>
  </office:meta>
</office:document-meta>
</file>